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rayonE" svg:font-family="CrayonE" style:font-pitch="variable"/>
    <style:font-face style:name="Tubular Hollow" svg:font-family="'Tubular Hollow'" style:font-pitch="variable"/>
    <style:font-face style:name="Liberation Serif" svg:font-family="'Liberation Serif'" style:font-family-generic="roman" style:font-pitch="variable"/>
    <style:font-face style:name="Droid Sans Ethiopic" svg:font-family="'Droid Sans Ethiop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e5f4" officeooo:paragraph-rsid="0006e5f4"/>
    </style:style>
    <style:style style:name="P2" style:family="paragraph" style:parent-style-name="Standard">
      <style:paragraph-properties fo:text-align="center" style:justify-single-word="false"/>
      <style:text-properties style:font-name="Droid Sans Ethiopic" fo:font-size="36pt" officeooo:rsid="0006e5f4" officeooo:paragraph-rsid="0006e5f4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vous souhaite une bonne anné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rayonE" svg:font-family="CrayonE" style:font-pitch="variable"/>
    <style:font-face style:name="Tubular Hollow" svg:font-family="'Tubular Hollow'" style:font-pitch="variable"/>
    <style:font-face style:name="Liberation Serif" svg:font-family="'Liberation Serif'" style:font-family-generic="roman" style:font-pitch="variable"/>
    <style:font-face style:name="Droid Sans Ethiopic" svg:font-family="'Droid Sans Ethiop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6:43:33.064032940</meta:creation-date>
    <dc:date>2019-12-13T06:49:53.971996539</dc:date>
    <meta:editing-duration>PT6M25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4.3.3.2$Linux_X86_64 LibreOffice_project/430m0$Build-2</meta:generator>
  </office:meta>
</office:document-meta>
</file>